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101 results.B1:results.B1 results.B2:results.B101 results.A1:results.A1 results.A2:results.A101 results.C1:results.C1 results.C2:results.C101 results.A1:results.A1 results.A2:results.A101 results.D1:results.D1 results.D2:results.D101 results.A1:results.A1 results.A2:results.A101 results.E1:results.E1 results.E2:results.E101 results.A1:results.A1 results.A2:results.A101 results.F1:results.F1 results.F2:results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119825708061" calcext:value-type="float">
            <text:p>0.5511982571</text:p>
          </table:table-cell>
          <table:table-cell office:value-type="float" office:value="0.546840958605664" calcext:value-type="float">
            <text:p>0.5468409586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2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6318082788671" calcext:value-type="float">
            <text:p>0.5631808279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545751633986928" calcext:value-type="float">
            <text:p>0.545751634</text:p>
          </table:table-cell>
          <table:table-cell table:number-columns-repeated="3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55119825708061" calcext:value-type="float">
            <text:p>0.5511982571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2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6840958605664" calcext:value-type="float">
            <text:p>0.5468409586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0108932461874" calcext:value-type="float">
            <text:p>0.5501089325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6318082788671" calcext:value-type="float">
            <text:p>0.5631808279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0108932461874" calcext:value-type="float">
            <text:p>0.5501089325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0108932461874" calcext:value-type="float">
            <text:p>0.5501089325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3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46840958605664" calcext:value-type="float">
            <text:p>0.5468409586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59912854030501" calcext:value-type="float">
            <text:p>0.55991285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50108932461874" calcext:value-type="float">
            <text:p>0.5501089325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56644880174292" calcext:value-type="float">
            <text:p>0.5566448802</text:p>
          </table:table-cell>
          <table:table-cell office:value-type="float" office:value="0.546840958605664" calcext:value-type="float">
            <text:p>0.5468409586</text:p>
          </table:table-cell>
          <table:table-cell table:number-columns-repeated="3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45751633986928" calcext:value-type="float">
            <text:p>0.545751634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53376906318083" calcext:value-type="float">
            <text:p>0.5533769063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5119825708061" calcext:value-type="float">
            <text:p>0.5511982571</text:p>
          </table:table-cell>
          <table:table-cell office:value-type="float" office:value="0.547930283224401" calcext:value-type="float">
            <text:p>0.5479302832</text:p>
          </table:table-cell>
          <table:table-cell table:number-columns-repeated="3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 office:value-type="float" office:value="0.544662309368192" calcext:value-type="float">
            <text:p>0.54466230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53376906318083" calcext:value-type="float">
            <text:p>0.5533769063</text:p>
          </table:table-cell>
          <table:table-cell table:number-columns-repeated="4" office:value-type="float" office:value="0.544662309368192" calcext:value-type="float">
            <text:p>0.5446623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7:12.460068892</dc:date>
    <meta:editing-duration>PT17S</meta:editing-duration>
    <meta:editing-cycles>1</meta:editing-cycles>
    <meta:document-statistic meta:table-count="1" meta:cell-count="60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101" chart:data-source-has-labels="row" svg:x="0.32cm" svg:y="0.18cm" svg:width="12.08cm" svg:height="8.64cm">
          <chartooo:coordinate-region svg:x="1.476cm" svg:y="0.382cm" svg:width="10.62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01" chart:label-cell-address="results.B1:results.B1" chart:class="chart:scatter">
            <chart:domain table:cell-range-address="results.A2:results.A101"/>
            <chart:data-point chart:repeated="100"/>
          </chart:series>
          <chart:series chart:style-name="ch7" chart:values-cell-range-address="results.C2:results.C101" chart:label-cell-address="results.C1:results.C1" chart:class="chart:scatter">
            <chart:data-point chart:repeated="100"/>
          </chart:series>
          <chart:series chart:style-name="ch8" chart:values-cell-range-address="results.D2:results.D101" chart:label-cell-address="results.D1:results.D1" chart:class="chart:scatter">
            <chart:data-point chart:repeated="100"/>
          </chart:series>
          <chart:series chart:style-name="ch9" chart:values-cell-range-address="results.E2:results.E101" chart:label-cell-address="results.E1:results.E1" chart:class="chart:scatter">
            <chart:data-point chart:repeated="100"/>
          </chart:series>
          <chart:series chart:style-name="ch10" chart:values-cell-range-address="results.F2:results.F101" chart:label-cell-address="results.F1:results.F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0.544662309368192">
                <text:p>0.544662309368192</text:p>
                <draw:g>
                  <svg:desc>results.B2:results.B101</svg:desc>
                </draw:g>
              </table:table-cell>
              <table:table-cell office:value-type="float" office:value="0.544662309368192">
                <text:p>0.544662309368192</text:p>
                <draw:g>
                  <svg:desc>results.C2:results.C101</svg:desc>
                </draw:g>
              </table:table-cell>
              <table:table-cell office:value-type="float" office:value="0.544662309368192">
                <text:p>0.544662309368192</text:p>
                <draw:g>
                  <svg:desc>results.D2:results.D101</svg:desc>
                </draw:g>
              </table:table-cell>
              <table:table-cell office:value-type="float" office:value="0.544662309368192">
                <text:p>0.544662309368192</text:p>
                <draw:g>
                  <svg:desc>results.E2:results.E101</svg:desc>
                </draw:g>
              </table:table-cell>
              <table:table-cell office:value-type="float" office:value="0.544662309368192">
                <text:p>0.544662309368192</text:p>
                <draw:g>
                  <svg:desc>results.F2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5119825708061">
                <text:p>0.55119825708061</text:p>
              </table:table-cell>
              <table:table-cell office:value-type="float" office:value="0.546840958605664">
                <text:p>0.546840958605664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49019607843137">
                <text:p>0.54901960784313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6318082788671">
                <text:p>0.5631808278867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5119825708061">
                <text:p>0.55119825708061</text:p>
              </table:table-cell>
              <table:table-cell office:value-type="float" office:value="0.549019607843137">
                <text:p>0.54901960784313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46840958605664">
                <text:p>0.54684095860566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50108932461874">
                <text:p>0.55010893246187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6318082788671">
                <text:p>0.5631808278867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50108932461874">
                <text:p>0.55010893246187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50108932461874">
                <text:p>0.550108932461874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46840958605664">
                <text:p>0.54684095860566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59912854030501">
                <text:p>0.55991285403050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50108932461874">
                <text:p>0.55010893246187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56644880174292">
                <text:p>0.556644880174292</text:p>
              </table:table-cell>
              <table:table-cell office:value-type="float" office:value="0.546840958605664">
                <text:p>0.546840958605664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53376906318083">
                <text:p>0.55337690631808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5119825708061">
                <text:p>0.55119825708061</text:p>
              </table:table-cell>
              <table:table-cell office:value-type="float" office:value="0.547930283224401">
                <text:p>0.547930283224401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53376906318083">
                <text:p>0.553376906318083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44662309368192">
                <text:p>0.544662309368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